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53">
            <text:p>53</text:p>
          </table:table-cell>
          <table:table-cell table:style-name="ce25" office:value-type="string">
            <text:p>Xerox emitidos no mês</text:p>
          </table:table-cell>
          <table:table-cell table:style-name="ce30" table:formula="oooc:=[.C2]*0.3" office:value-type="float" office:value="15.9">
            <text:p>15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0" table:formula="oooc:=[.C9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23">
            <text:p>23</text:p>
          </table:table-cell>
          <table:table-cell table:style-name="ce28" office:value-type="string">
            <text:p>Xerox emitidos no mês</text:p>
          </table:table-cell>
          <table:table-cell table:style-name="ce31" table:formula="oooc:=[.C27]*0.3" office:value-type="float" office:value="6.9">
            <text:p>6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ooc:=[.C3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ooc:=[.C53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5">
            <text:p>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0" table:formula="oooc:=[.C78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9">
            <text:p>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ooc:=[.C88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ooc:=[.C90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VIDA-E-SAUDE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0" table:formula="oooc:=[.C110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9">
            <text:p>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3">
            <text:p>13</text:p>
          </table:table-cell>
          <table:table-cell table:style-name="ce28" office:value-type="string">
            <text:p>Xerox emitidos no mês</text:p>
          </table:table-cell>
          <table:table-cell table:style-name="ce31" table:formula="oooc:=[.C130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9">
            <text:p>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8">
            <text:p>8</text:p>
          </table:table-cell>
          <table:table-cell table:style-name="ce28" office:value-type="string">
            <text:p>Xerox emitidos no mês</text:p>
          </table:table-cell>
          <table:table-cell table:style-name="ce31" table:formula="oooc:=[.C133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ETST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ooc:=[.C146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92">
            <text:p>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9">
            <text:p>2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6">
            <text:p>9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ooc:=[.C157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 table:number-rows-repeated="65378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7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0">30/03/2009</text:date>, <text:time>08:3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l</dc:title>
    <meta:initial-creator>Carlos Augusto Marcicano</meta:initial-creator>
    <meta:creation-date>2007-08-03T15:08:45</meta:creation-date>
    <dc:creator>Guto Marcicano</dc:creator>
    <dc:date>2009-03-30T08:34:31</dc:date>
    <meta:printed-by>Carlos Augusto Marcicano</meta:printed-by>
    <meta:print-date>2007-09-27T11:53:34</meta:print-date>
    <dc:language>pt-BR</dc:language>
    <meta:editing-cycles>644</meta:editing-cycles>
    <meta:editing-duration>P1DT16H19M36S</meta:editing-duration>
    <meta:user-defined meta:name="Info 1"/>
    <meta:user-defined meta:name="Info 2"/>
    <meta:user-defined meta:name="Info 3"/>
    <meta:user-defined meta:name="Info 4"/>
    <meta:document-statistic meta:table-count="2" meta:cell-count="1923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